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3-01-10" calcext:value-type="date">
            <text:p>10.01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3-01-11" calcext:value-type="date">
            <text:p>11.01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3-01-12" calcext:value-type="date">
            <text:p>12.01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>
          <table:table-cell table:style-name="ce2" office:value-type="date" office:date-value="2023-01-15" calcext:value-type="date">
            <text:p>15.01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крутил шаблон поглубже, добавил InfoPage — это информационная страничка пользователя, переработал главную на новую сущность — InfoPage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5:51:04.2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1-15T15:52:11.704000000</dc:date>
    <meta:editing-duration>P1DT5H49M3S</meta:editing-duration>
    <meta:editing-cycles>16</meta:editing-cycles>
    <meta:generator>LibreOffice/7.6.0.3$Windows_X86_64 LibreOffice_project/69edd8b8ebc41d00b4de3915dc82f8f0fc3b6265</meta:generator>
    <meta:document-statistic meta:table-count="1" meta:cell-count="45" meta:object-count="0"/>
  </office:meta>
</office:document-meta>
</file>